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">
            <text:p>1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4">
            <text:p>2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62">
            <text:p>16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6">
            <text:p>5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314">
            <text:p>31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9">
            <text:p>1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48">
            <text:p>4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5">
            <text:p>2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334">
            <text:p>3334</text:p>
          </table:table-cell>
          <table:table-cell table:style-name="ce22" office:value-type="float" office:value="703">
            <text:p>70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5">
            <text:p>26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9">
            <text:p>37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3">
            <text:p>3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54">
            <text:p>3154</text:p>
          </table:table-cell>
          <table:table-cell table:style-name="ce22" office:value-type="float" office:value="60">
            <text:p>6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20">
            <text:p>4920</text:p>
          </table:table-cell>
          <table:table-cell table:style-name="ce22" office:value-type="float" office:value="782">
            <text:p>78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254">
            <text:p>8254</text:p>
          </table:table-cell>
          <table:table-cell table:style-name="ce22" office:value-type="float" office:value="1485">
            <text:p>1485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